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203" officeooo:paragraph-rsid="0006f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ile ga o’zgarish qildim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7:55:55.345424155</meta:creation-date>
    <dc:date>2023-07-03T18:02:40.441566379</dc:date>
    <meta:editing-duration>PT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